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98cm" table:align="left"/>
    </style:style>
    <style:style style:name="Table1.A" style:family="table-column">
      <style:table-column-properties style:column-width="1.764cm"/>
    </style:style>
    <style:style style:name="Table1.B" style:family="table-column">
      <style:table-column-properties style:column-width="1.501cm"/>
    </style:style>
    <style:style style:name="Table1.D" style:family="table-column">
      <style:table-column-properties style:column-width="0.838cm"/>
    </style:style>
    <style:style style:name="Table1.E" style:family="table-column">
      <style:table-column-properties style:column-width="2.094cm"/>
    </style:style>
    <style:style style:name="Table1.A1" style:family="table-cell">
      <style:table-cell-properties style:vertical-align="middle" fo:padding="0.106cm" fo:border="0.05pt solid #bbbbbb"/>
    </style:style>
    <style:style style:name="Table2" style:family="table">
      <style:table-properties style:width="12.557cm" table:align="left"/>
    </style:style>
    <style:style style:name="Table2.A" style:family="table-column">
      <style:table-column-properties style:column-width="3.697cm"/>
    </style:style>
    <style:style style:name="Table2.B" style:family="table-column">
      <style:table-column-properties style:column-width="3.671cm"/>
    </style:style>
    <style:style style:name="Table2.C" style:family="table-column">
      <style:table-column-properties style:column-width="1.323cm"/>
    </style:style>
    <style:style style:name="Table2.D" style:family="table-column">
      <style:table-column-properties style:column-width="0.399cm"/>
    </style:style>
    <style:style style:name="Table2.E" style:family="table-column">
      <style:table-column-properties style:column-width="3.468cm"/>
    </style:style>
    <style:style style:name="Table2.A1" style:family="table-cell">
      <style:table-cell-properties style:vertical-align="middle" fo:padding="0.106cm" fo:border="0.05pt solid #bbbbbb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able_20_Contents">
      <style:text-properties fo:color="#000000" style:font-name="Liberation Serif" fo:font-size="11pt" style:font-size-asian="11pt" style:font-size-complex="11pt"/>
    </style:style>
    <style:style style:name="P4" style:family="paragraph" style:parent-style-name="Table_20_Contents">
      <style:text-properties fo:color="#000000" style:font-name="Liberation Serif" fo:font-size="11pt" officeooo:paragraph-rsid="001f4f1e" style:font-size-asian="11pt" style:font-size-complex="11pt"/>
    </style:style>
    <style:style style:name="T1" style:family="text">
      <style:text-properties fo:font-variant="normal" fo:text-transform="none" fo:color="#555555" style:font-name="Verdana" fo:font-size="9pt" fo:letter-spacing="normal" fo:font-style="normal"/>
    </style:style>
    <style:style style:name="T2" style:family="text">
      <style:text-properties fo:font-variant="normal" fo:text-transform="none" fo:color="#555555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555555" fo:font-size="9pt" fo:letter-spacing="normal" fo:font-style="normal"/>
    </style:style>
    <style:style style:name="T4" style:family="text">
      <style:text-properties fo:font-variant="normal" fo:text-transform="none" fo:color="#555555" fo:font-size="9pt" fo:letter-spacing="normal" fo:font-style="normal" fo:font-weight="normal"/>
    </style:style>
    <style:style style:name="T5" style:family="text">
      <style:text-properties fo:font-variant="normal" fo:text-transform="none" fo:color="#555555" style:font-name="Liberation Serif" fo:font-size="9pt" fo:letter-spacing="normal" fo:font-style="normal"/>
    </style:style>
    <style:style style:name="T6" style:family="text">
      <style:text-properties fo:font-variant="normal" fo:text-transform="none" fo:color="#555555" style:font-name="Liberation Serif" fo:font-size="9pt" fo:letter-spacing="normal" fo:font-style="normal" fo:font-weight="normal"/>
    </style:style>
    <style:style style:name="T7" style:family="text">
      <style:text-properties fo:font-variant="normal" fo:text-transform="none" fo:color="#555555" style:font-name="Liberation Serif" fo:letter-spacing="normal" fo:font-style="normal"/>
    </style:style>
    <style:style style:name="T8" style:family="text">
      <style:text-properties fo:font-variant="normal" fo:text-transform="none" fo:color="#555555" style:font-name="Liberation Serif" fo:letter-spacing="normal" fo:font-style="normal" fo:font-weight="normal"/>
    </style:style>
    <style:style style:name="T9" style:family="text">
      <style:text-properties fo:font-variant="normal" fo:text-transform="none" fo:color="#555555" style:font-name="Liberation Serif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555555" style:font-name="Liberation Serif" fo:font-size="11pt" fo:letter-spacing="normal" fo:font-style="normal" style:font-size-asian="11pt" style:font-size-complex="11pt"/>
    </style:style>
    <style:style style:name="T11" style:family="text">
      <style:text-properties fo:font-variant="normal" fo:text-transform="none" style:font-name="Liberation Serif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style:font-name="Liberation Serif" fo:font-size="11pt" fo:letter-spacing="normal" fo:font-style="normal" style:font-size-asian="11pt" style:font-size-complex="11pt"/>
    </style:style>
    <style:style style:name="T13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font-name="Liberation Serif" fo:font-size="11pt" fo:letter-spacing="normal" fo:font-style="normal" style:font-size-asian="11pt" style:font-size-complex="11pt"/>
    </style:style>
    <style:style style:name="T16" style:family="text">
      <style:text-properties fo:font-variant="normal" fo:text-transform="none" fo:color="#000000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000000" style:font-name="Liberation Serif" fo:font-size="11pt" fo:letter-spacing="normal" fo:font-style="italic" fo:font-weight="normal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fo:color="#000000" style:font-name="Liberation Serif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6">Arc</text:span></text:span><text:span text:style-name="Strong_20_Emphasis"><text:span text:style-name="T13"> (</text:span></text:span><text:span text:style-name="Strong_20_Emphasis"><text:span text:style-name="Emphasis"><text:span text:style-name="T17">Arc</text:span></text:span></text:span><text:span text:style-name="Strong_20_Emphasis"><text:span text:style-name="T13">)</text:span></text:span><text:span text:style-name="T13">: Dans l’application, un arc (une ligne avec une flèche pleine à son extrémité) représente un convoyeur.</text:span></text:p>
      <text:p text:style-name="P1"><text:span text:style-name="Strong_20_Emphasis"><text:span text:style-name="T16">Ballot</text:span></text:span><text:span text:style-name="Strong_20_Emphasis"><text:span text:style-name="T13"> (</text:span></text:span><text:span text:style-name="Strong_20_Emphasis"><text:span text:style-name="Emphasis"><text:span text:style-name="T17">Bundle</text:span></text:span></text:span><text:span text:style-name="Strong_20_Emphasis"><text:span text:style-name="T13">)</text:span></text:span><text:span text:style-name="T13">: Regroupement de matière donné en sortie du centre de tri.</text:span></text:p>
      <text:p text:style-name="P1"><text:span text:style-name="Strong_20_Emphasis"><text:span text:style-name="T16">Capacité maximale</text:span></text:span><text:span text:style-name="Strong_20_Emphasis"><text:span text:style-name="T13"> (</text:span></text:span><text:span text:style-name="Strong_20_Emphasis"><text:span text:style-name="Emphasis"><text:span text:style-name="T17">Maximum capacity</text:span></text:span></text:span><text:span text:style-name="Strong_20_Emphasis"><text:span text:style-name="T13">)</text:span></text:span><text:span text:style-name="T13">: En kg/h, la quantité maximale de matière qu’une station ou un arc peut traiter.</text:span></text:p>
      <text:p text:style-name="P1"><text:span text:style-name="Strong_20_Emphasis"><text:span text:style-name="T16">Centre de tri</text:span></text:span><text:span text:style-name="Strong_20_Emphasis"><text:span text:style-name="T13"> (</text:span></text:span><text:span text:style-name="Strong_20_Emphasis"><text:span text:style-name="Emphasis"><text:span text:style-name="T17">Sorting center</text:span></text:span></text:span><text:span text:style-name="Strong_20_Emphasis"><text:span text:style-name="T13">)</text:span></text:span><text:span text:style-name="T13">: Une usine qui reçoit du contenu pêle-mêle et qui, après un traitement, donne en sortie des ballots de matière plus ou moins purs.</text:span></text:p>
      <text:p text:style-name="P1"><text:span text:style-name="Strong_20_Emphasis"><text:span text:style-name="T16">Concepteur</text:span></text:span><text:span text:style-name="Strong_20_Emphasis"><text:span text:style-name="T13"> (</text:span></text:span><text:span text:style-name="Strong_20_Emphasis"><text:span text:style-name="Emphasis"><text:span text:style-name="T17">Designer</text:span></text:span></text:span><text:span text:style-name="Strong_20_Emphasis"><text:span text:style-name="T13">)</text:span></text:span><text:span text:style-name="T13">: Voir utilisateur.</text:span></text:p>
      <text:p text:style-name="P1"><text:span text:style-name="Strong_20_Emphasis"><text:span text:style-name="T16">Design</text:span></text:span><text:span text:style-name="Strong_20_Emphasis"><text:span text:style-name="T13"> (</text:span></text:span><text:span text:style-name="Strong_20_Emphasis"><text:span text:style-name="Emphasis"><text:span text:style-name="T17">Design</text:span></text:span></text:span><text:span text:style-name="Strong_20_Emphasis"><text:span text:style-name="T13">)</text:span></text:span><text:span text:style-name="T13">: Le plan du centre de tri fait par l'utilisateur.</text:span></text:p>
      <text:p text:style-name="P1"><text:span text:style-name="Strong_20_Emphasis"><text:span text:style-name="T16">Entrant</text:span></text:span><text:span text:style-name="Strong_20_Emphasis"><text:span text:style-name="T13"> (</text:span></text:span><text:span text:style-name="Strong_20_Emphasis"><text:span text:style-name="Emphasis"><text:span text:style-name="T17">Input</text:span></text:span></text:span><text:span text:style-name="Strong_20_Emphasis"><text:span text:style-name="T13">)</text:span></text:span><text:span text:style-name="T13">: Matière en entrée au centre de tri.</text:span></text:p>
      <text:p text:style-name="P1"><text:span text:style-name="Strong_20_Emphasis"><text:span text:style-name="T16">Entrée</text:span></text:span><text:span text:style-name="Strong_20_Emphasis"><text:span text:style-name="T13"> (</text:span></text:span><text:span text:style-name="Strong_20_Emphasis"><text:span text:style-name="T17">du centre de tri</text:span></text:span><text:span text:style-name="Strong_20_Emphasis"><text:span text:style-name="T13">) (</text:span></text:span><text:span text:style-name="Strong_20_Emphasis"><text:span text:style-name="Emphasis"><text:span text:style-name="T13">Entry point</text:span></text:span></text:span><text:span text:style-name="Strong_20_Emphasis"><text:span text:style-name="T13">)</text:span></text:span><text:span text:style-name="T13">: Point d’entrée où la matière est introduite au centre de tri.</text:span></text:p>
      <text:p text:style-name="P1"><text:span text:style-name="Strong_20_Emphasis"><text:span text:style-name="T16">Équipement</text:span></text:span><text:span text:style-name="Strong_20_Emphasis"><text:span text:style-name="T13"> (</text:span></text:span><text:span text:style-name="Strong_20_Emphasis"><text:span text:style-name="Emphasis"><text:span text:style-name="T17">Equipment</text:span></text:span></text:span><text:span text:style-name="Strong_20_Emphasis"><text:span text:style-name="T13">)</text:span></text:span><text:span text:style-name="T13">: Terme générique faisant référence soit à une station, un convoyeur ou une jonction.</text:span></text:p>
      <text:p text:style-name="P1"><text:span text:style-name="Strong_20_Emphasis"><text:span text:style-name="T16">Équipement de tri</text:span></text:span><text:span text:style-name="Strong_20_Emphasis"><text:span text:style-name="T13"> (</text:span></text:span><text:span text:style-name="Strong_20_Emphasis"><text:span text:style-name="Emphasis"><text:span text:style-name="T17">Sorting equipment</text:span></text:span></text:span><text:span text:style-name="Strong_20_Emphasis"><text:span text:style-name="T13">)</text:span></text:span><text:span text:style-name="T13">: Voir station.</text:span></text:p>
      <text:p text:style-name="P1"><text:span text:style-name="Strong_20_Emphasis"><text:span text:style-name="T16">Extrant</text:span></text:span><text:span text:style-name="Strong_20_Emphasis"><text:span text:style-name="T13"> (</text:span></text:span><text:span text:style-name="Strong_20_Emphasis"><text:span text:style-name="Emphasis"><text:span text:style-name="T17">Output</text:span></text:span></text:span><text:span text:style-name="Strong_20_Emphasis"><text:span text:style-name="T13">)</text:span></text:span><text:span text:style-name="T13">: Matière en sortie au centre de tri.</text:span></text:p>
      <text:p text:style-name="P1"><text:span text:style-name="Strong_20_Emphasis"><text:span text:style-name="T16">Grille </text:span></text:span><text:span text:style-name="Strong_20_Emphasis"><text:span text:style-name="T13">(</text:span></text:span><text:span text:style-name="Strong_20_Emphasis"><text:span text:style-name="Emphasis"><text:span text:style-name="T17">Grid</text:span></text:span></text:span><text:span text:style-name="Strong_20_Emphasis"><text:span text:style-name="T13">)</text:span></text:span><text:span text:style-name="T13">: Dans l’application, un aide visuel composé d’une grille de points qui peut être activé et configuré par l’utilisateur afin de faciliter l’édition. La configuration permettra à l’utilisateur de modifier la distance (en mètres) entre les points de la grille.</text:span></text:p>
      <text:p text:style-name="P1"><text:span text:style-name="Strong_20_Emphasis"><text:span text:style-name="T16">Grille magnétique</text:span></text:span><text:span text:style-name="Strong_20_Emphasis"><text:span text:style-name="T13"> (</text:span></text:span><text:span text:style-name="Strong_20_Emphasis"><text:span text:style-name="Emphasis"><text:span text:style-name="T17">Magnetic grid</text:span></text:span></text:span><text:span text:style-name="Strong_20_Emphasis"><text:span text:style-name="T13">)</text:span></text:span><text:span text:style-name="T13">: Fait en sorte que chaque nœud posé sur la grille se retrouve sur un point de celle-ci, et non entre deux points.</text:span></text:p>
      <text:p text:style-name="P1"><text:span text:style-name="Strong_20_Emphasis"><text:span text:style-name="T16">Jonction</text:span></text:span><text:span text:style-name="Strong_20_Emphasis"><text:span text:style-name="T13"> (</text:span></text:span><text:span text:style-name="Strong_20_Emphasis"><text:span text:style-name="Emphasis"><text:span text:style-name="T17">Junction</text:span></text:span></text:span><text:span text:style-name="Strong_20_Emphasis"><text:span text:style-name="T13">)</text:span></text:span><text:span text:style-name="T13">: Point où plusieurs convoyeurs se rencontrent. À noter qu’une jonction est le seul type de nœud qui peut avoir plusieurs arcs entrants.</text:span></text:p>
      <text:p text:style-name="P1"><text:span text:style-name="Strong_20_Emphasis"><text:span text:style-name="T16">Machine</text:span></text:span><text:span text:style-name="Strong_20_Emphasis"><text:span text:style-name="T13"> (</text:span></text:span><text:span text:style-name="Strong_20_Emphasis"><text:span text:style-name="Emphasis"><text:span text:style-name="T17">Machine</text:span></text:span></text:span><text:span text:style-name="Strong_20_Emphasis"><text:span text:style-name="T13">)</text:span></text:span><text:span text:style-name="T13">: Voir station.</text:span></text:p>
      <text:p text:style-name="P1"><text:span text:style-name="Strong_20_Emphasis"><text:span text:style-name="T16">Matière</text:span></text:span><text:span text:style-name="Strong_20_Emphasis"><text:span text:style-name="T13"> (</text:span></text:span><text:span text:style-name="Strong_20_Emphasis"><text:span text:style-name="Emphasis"><text:span text:style-name="T17">Matter</text:span></text:span></text:span><text:span text:style-name="Strong_20_Emphasis"><text:span text:style-name="T13">)</text:span></text:span><text:span text:style-name="T13">: Tout type de matière pouvant être traité par le centre de tri. Ex : plastique, verre, etc.</text:span></text:p>
      <text:p text:style-name="P2"><text:span text:style-name="Strong_20_Emphasis"><text:span text:style-name="T15">Matrice de récupération </text:span></text:span><text:span text:style-name="Strong_20_Emphasis"><text:span text:style-name="T14">(</text:span></text:span><text:span text:style-name="Strong_20_Emphasis"><text:span text:style-name="Emphasis"><text:span text:style-name="T18">Sorting matrix</text:span></text:span></text:span><text:span text:style-name="Strong_20_Emphasis"><text:span text:style-name="T14">)</text:span></text:span><text:span text:style-name="T14">:</text:span><text:span text:style-name="T13"> Chaque station de tri possède une telle matrice. Celle-ci permet de spécifier pour chaque produit en entrée à une station, le pourcentage de ce produit qui se retrouve à chacune de ses sorties. La somme x de chaque ligne d'une matrice de récupération doit être comprise entre 0 et 1 (0 &lt;= x &lt;= 1). x=1 implique qu'il n'y a aucune perte de matière dans le traitement. Exemple :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3">Station A</text:p>
          </table:table-cell>
          <table:table-cell table:style-name="Table1.A1" office:value-type="string">
            <text:p text:style-name="P3">Sortie 1</text:p>
          </table:table-cell>
          <table:table-cell table:style-name="Table1.A1" office:value-type="string">
            <text:p text:style-name="P3">Sortie 2</text:p>
          </table:table-cell>
          <table:table-cell table:style-name="Table1.A1" office:value-type="string">
            <text:p text:style-name="P3">..</text:p>
          </table:table-cell>
          <table:table-cell table:style-name="Table1.A1" office:value-type="string">
            <text:p text:style-name="P3">Sortie n</text:p>
          </table:table-cell>
        </table:table-row>
        <table:table-row>
          <table:table-cell table:style-name="Table1.A1" office:value-type="string">
            <text:p text:style-name="P3">Papier</text:p>
          </table:table-cell>
          <table:table-cell table:style-name="Table1.A1" office:value-type="string">
            <text:p text:style-name="P3">0.25</text:p>
          </table:table-cell>
          <table:table-cell table:style-name="Table1.A1" office:value-type="string">
            <text:p text:style-name="P3">0.25</text:p>
          </table:table-cell>
          <table:table-cell table:style-name="Table1.A1" office:value-type="string">
            <text:p text:style-name="P3">..</text:p>
          </table:table-cell>
          <table:table-cell table:style-name="Table1.A1" office:value-type="string">
            <text:p text:style-name="P3">0.50</text:p>
          </table:table-cell>
        </table:table-row>
        <table:table-row>
          <table:table-cell table:style-name="Table1.A1" office:value-type="string">
            <text:p text:style-name="P3">Métal</text:p>
          </table:table-cell>
          <table:table-cell table:style-name="Table1.A1" office:value-type="string">
            <text:p text:style-name="P3">0.10</text:p>
          </table:table-cell>
          <table:table-cell table:style-name="Table1.A1" office:value-type="string">
            <text:p text:style-name="P3">0.80</text:p>
          </table:table-cell>
          <table:table-cell table:style-name="Table1.A1" office:value-type="string">
            <text:p text:style-name="P3">..</text:p>
          </table:table-cell>
          <table:table-cell table:style-name="Table1.A1" office:value-type="string">
            <text:p text:style-name="P3">0.10</text:p>
          </table:table-cell>
        </table:table-row>
      </table:table>
      <text:p text:style-name="P2"/>
      <text:p text:style-name="P2"><text:span text:style-name="Strong_20_Emphasis"><text:span text:style-name="T15">Matrice de transformation </text:span></text:span><text:span text:style-name="Strong_20_Emphasis"><text:span text:style-name="T14">(</text:span></text:span><text:span text:style-name="Strong_20_Emphasis"><text:span text:style-name="Emphasis"><text:span text:style-name="T18">Transformation matrix</text:span></text:span></text:span><text:span text:style-name="Strong_20_Emphasis"><text:span text:style-name="T14">)</text:span></text:span><text:span text:style-name="T13">: Chaque station de transformation possède une telle matrice en plus d'une matrice de récupération. La matrice de transformation permet de spécifier pour chaque produit en entrée à une station, le pourcentage de l’ancienne et des nouvelles matières qui sont présentes après la transformation d'un produit. La somme x de chaque ligne d'une matrice de transformation doit être comprise entre 0 et 1 (0 &lt;= x &lt;= 1). x=1 implique qu'il n'y a aucune perte de matière dans le traitement. Exemple :</text:span></text:p>
      <text:p text:style-name="P2"><text:span text:style-name="T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P4">Station A</text:p>
          </table:table-cell>
          <table:table-cell table:style-name="Table2.A1" office:value-type="string">
            <text:p text:style-name="P3">Papier-GrandFormat</text:p>
          </table:table-cell>
          <table:table-cell table:style-name="Table2.A1" office:value-type="string">
            <text:p text:style-name="P3">Carton</text:p>
          </table:table-cell>
          <table:table-cell table:style-name="Table2.A1" office:value-type="string">
            <text:p text:style-name="P3">..</text:p>
          </table:table-cell>
          <table:table-cell table:style-name="Table2.A1" office:value-type="string">
            <text:p text:style-name="P3">Papier-PetitFormat</text:p>
          </table:table-cell>
        </table:table-row>
        <table:table-row>
          <table:table-cell table:style-name="Table2.A1" office:value-type="string">
            <text:p text:style-name="P3">Carton</text:p>
          </table:table-cell>
          <table:table-cell table:style-name="Table2.A1" office:value-type="string">
            <text:p text:style-name="P3">0.25</text:p>
          </table:table-cell>
          <table:table-cell table:style-name="Table2.A1" office:value-type="string">
            <text:p text:style-name="P3">0.25</text:p>
          </table:table-cell>
          <table:table-cell table:style-name="Table2.A1" office:value-type="string">
            <text:p text:style-name="P3">..</text:p>
          </table:table-cell>
          <table:table-cell table:style-name="Table2.A1" office:value-type="string">
            <text:p text:style-name="P3">0.50</text:p>
          </table:table-cell>
        </table:table-row>
        <table:table-row>
          <table:table-cell table:style-name="Table2.A1" office:value-type="string">
            <text:p text:style-name="P3">Papier-GrandFormat</text:p>
          </table:table-cell>
          <table:table-cell table:style-name="Table2.A1" office:value-type="string">
            <text:p text:style-name="P3">0.10</text:p>
          </table:table-cell>
          <table:table-cell table:style-name="Table2.A1" office:value-type="string">
            <text:p text:style-name="P3">0.80</text:p>
          </table:table-cell>
          <table:table-cell table:style-name="Table2.A1" office:value-type="string">
            <text:p text:style-name="P3">..</text:p>
          </table:table-cell>
          <table:table-cell table:style-name="Table2.A1" office:value-type="string">
            <text:p text:style-name="P3">0.10</text:p>
          </table:table-cell>
        </table:table-row>
      </table:table>
      <text:p text:style-name="P1"/>
      <text:p text:style-name="P1"><text:span text:style-name="Strong_20_Emphasis"><text:span text:style-name="T16">Nœud</text:span></text:span><text:span text:style-name="Strong_20_Emphasis"><text:span text:style-name="T13"> (</text:span></text:span><text:span text:style-name="Strong_20_Emphasis"><text:span text:style-name="Emphasis"><text:span text:style-name="T17">Node</text:span></text:span></text:span><text:span text:style-name="Strong_20_Emphasis"><text:span text:style-name="T13">)</text:span></text:span><text:span text:style-name="T13">: Dans l’application, un nœud peut représenter soit une station, une jonction, une entrée à l’usine ou une sortie de l’usine.</text:span></text:p>
      <text:p text:style-name="P1"><text:span text:style-name="Strong_20_Emphasis"><text:span text:style-name="T16">Panier</text:span></text:span><text:span text:style-name="Strong_20_Emphasis"><text:span text:style-name="T13"> (</text:span></text:span><text:span text:style-name="Strong_20_Emphasis"><text:span text:style-name="Emphasis"><text:span text:style-name="T17">Basket</text:span></text:span></text:span><text:span text:style-name="Strong_20_Emphasis"><text:span text:style-name="T13">)</text:span></text:span><text:span text:style-name="T13">: Regroupement de matière reçu en entrée au centre de tri.</text:span></text:p>
      <text:p text:style-name="P1"><text:span text:style-name="Strong_20_Emphasis"><text:span text:style-name="T16">Produit</text:span></text:span><text:span text:style-name="Strong_20_Emphasis"><text:span text:style-name="T13"> (</text:span></text:span><text:span text:style-name="Strong_20_Emphasis"><text:span text:style-name="Emphasis"><text:span text:style-name="T17">Product</text:span></text:span></text:span><text:span text:style-name="Strong_20_Emphasis"><text:span text:style-name="T13">)</text:span></text:span><text:span text:style-name="T13">: Voir matière.</text:span></text:p>
      <text:p text:style-name="P1"><text:span text:style-name="Strong_20_Emphasis"><text:span text:style-name="T16">Projet</text:span></text:span><text:span text:style-name="Strong_20_Emphasis"><text:span text:style-name="T13"> (</text:span></text:span><text:span text:style-name="Strong_20_Emphasis"><text:span text:style-name="Emphasis"><text:span text:style-name="T17">Project</text:span></text:span></text:span><text:span text:style-name="Strong_20_Emphasis"><text:span text:style-name="T13">)</text:span></text:span><text:span text:style-name="T13">: Dans RecyclApp, un projet contient le design du concepteur.</text:span></text:p>
      <text:p text:style-name="P1"><text:span text:style-name="Strong_20_Emphasis"><text:span text:style-name="T16">Sortie (du centre de tri)</text:span></text:span><text:span text:style-name="Strong_20_Emphasis"><text:span text:style-name="T13"> (</text:span></text:span><text:span text:style-name="Strong_20_Emphasis"><text:span text:style-name="Emphasis"><text:span text:style-name="T17">Exit point</text:span></text:span></text:span><text:span text:style-name="Strong_20_Emphasis"><text:span text:style-name="T13">)</text:span></text:span><text:span text:style-name="T13">: Point de sortie là où la matière quitte le centre de tri.</text:span></text:p>
      <text:p text:style-name="P1"><text:span text:style-name="Strong_20_Emphasis"><text:span text:style-name="T16">Station </text:span></text:span><text:span text:style-name="Strong_20_Emphasis"><text:span text:style-name="T14">(</text:span></text:span><text:span text:style-name="Strong_20_Emphasis"><text:span text:style-name="Emphasis"><text:span text:style-name="T18">Station</text:span></text:span></text:span><text:span text:style-name="Strong_20_Emphasis"><text:span text:style-name="T14">)</text:span></text:span><text:span text:style-name="T13">: Un appareil servant à trier de la matière. La station a un nom, une description, une capacité maximale de traitement (en kg/h) et un nombre de sorties. Dans l’application, une station est représentée par une boîte rectangulaire qui peut contenir soit une image, une couleur ou du texte, tel que choisit par l’utilisateur.</text:span></text:p>
      <text:p text:style-name="P1"><text:span text:style-name="Strong_20_Emphasis"><text:span text:style-name="T16">Station (tri)</text:span></text:span><text:span text:style-name="Strong_20_Emphasis"><text:span text:style-name="T13"> </text:span></text:span><text:span text:style-name="Strong_20_Emphasis"><text:span text:style-name="T17">(</text:span></text:span><text:span text:style-name="Strong_20_Emphasis"><text:span text:style-name="Emphasis"><text:span text:style-name="T17">Sorting station</text:span></text:span></text:span><text:span text:style-name="Strong_20_Emphasis"><text:span text:style-name="T17">)</text:span></text:span><text:span text:style-name="T13">: Station qui sépare les matières reçues en entrée.</text:span></text:p>
      <text:p text:style-name="P1"><text:span text:style-name="Strong_20_Emphasis"><text:span text:style-name="T16">Station (transformation)</text:span></text:span><text:span text:style-name="Strong_20_Emphasis"><text:span text:style-name="T13"> (</text:span></text:span><text:span text:style-name="Strong_20_Emphasis"><text:span text:style-name="Emphasis"><text:span text:style-name="T17">Transformation station</text:span></text:span></text:span><text:span text:style-name="Strong_20_Emphasis"><text:span text:style-name="T13">)</text:span></text:span><text:span text:style-name="T13">: Station qui transforme une matière en une autre.</text:span></text:p>
      <text:p text:style-name="P1"><text:span text:style-name="Strong_20_Emphasis"><text:span text:style-name="T16">Utilisateur</text:span></text:span><text:span text:style-name="Strong_20_Emphasis"><text:span text:style-name="T13"> (</text:span></text:span><text:span text:style-name="Strong_20_Emphasis"><text:span text:style-name="Emphasis"><text:span text:style-name="T17">User</text:span></text:span></text:span><text:span text:style-name="Strong_20_Emphasis"><text:span text:style-name="T13">)</text:span></text:span><text:span text:style-name="T13">: Un ingénieur chargé de la conception d’un centre de tr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0:10:49.344000000</meta:creation-date>
    <dc:date>2014-10-15T20:16:48.573000000</dc:date>
    <meta:editing-duration>PT5M59S</meta:editing-duration>
    <meta:editing-cycles>1</meta:editing-cycles>
    <meta:document-statistic meta:table-count="2" meta:image-count="0" meta:object-count="0" meta:page-count="2" meta:paragraph-count="57" meta:word-count="617" meta:character-count="3797" meta:non-whitespace-character-count="3237"/>
    <meta:generator>LibreOffice/4.3.1.2$Windows_x86 LibreOffice_project/958349dc3b25111dbca392fbc281a05559ef6848</meta:generator>
  </office:meta>
</office:document-meta>
</file>